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LF/Dvaered rescue</text:p>
      <text:list xml:id="list705703320" text:style-name="L2">
        <text:list-item>
          <text:p text:style-name="P1">You arrive in the Surano system, and receive distress calls from an FLF ship and a Dvaered ship.</text:p>
          <text:p text:style-name="P1">If you board the FLF ship, go to 1.</text:p>
          <text:p text:style-name="P1">If you board the Dvaered ship, go to 2.</text:p>
          <text:p text:style-name="P1">If you leave the system, the mission ends before it begins.</text:p>
        </text:list-item>
        <text:list-item>
          <text:p text:style-name="P1">You rescue the FLF agent, Gregar. He is injured and soon goes to sleep.</text:p>
          <text:p text:style-name="P1">If you leave the system, go to 3.</text:p>
          <text:p text:style-name="P1">If you attempt to board the Dvaered ship, go to 4.</text:p>
        </text:list-item>
        <text:list-item>
          <text:p text:style-name="P1">You rescue the Dvaered crew. Their commander orders you to destroy the FLF ship.</text:p>
          <text:p text:style-name="P1">If you comply, go to 5.</text:p>
          <text:p text:style-name="P1">If you ignore that order and leave the system, go to 6.</text:p>
          <text:p text:style-name="P1">If you attempt to board the FLF ship, go to 7.</text:p>
        </text:list-item>
        <text:list-item>
          <text:p text:style-name="P1">Gregar gave you directions to the FLF base, but he spends most of the time sleeping off his injuries.</text:p>
          <text:p text:style-name="P1">If you take him home, go to 8.</text:p>
          <text:p text:style-name="P1">If you land on a Dvaered world, go to 9.</text:p>
        </text:list-item>
        <text:list-item>
          <text:p text:style-name="P1">Gregar is asleep when you board the Dvaered ship. Its commander saw you board the FLF ship and wants to know if you took aboard anyone from it.</text:p>
          <text:p text:style-name="P1">If you admit to doing so, go to 10.</text:p>
          <text:p text:style-name="P1">If you deny it, go to 11.</text:p>
        </text:list-item>
        <text:list-item>
          <text:p text:style-name="P1">You destroy the FLF ship. When you eventually land on a Dvaered world, you are rewarded for your efforts and qualify for Dvaered anti-FLF mission 2.</text:p>
        </text:list-item>
        <text:list-item>
          <text:p text:style-name="P1">You leave the FLF ship alone. When you eventually land on a Dvaered world, you are rebuked for leaving the “terrorist” alive, but still qualify for Dvaered anti-FLF mission 2.</text:p>
        </text:list-item>
        <text:list-item>
          <text:p text:style-name="P1">The Dvaered commander demands that you cease boarding manoeuvres and destroy the FLF ship at once.</text:p>
          <text:p text:style-name="P1">If you comply, go to 5.</text:p>
          <text:p text:style-name="P1">If you continue with the boarding process, go to 12.</text:p>
        </text:list-item>
        <text:list-item>
          <text:p text:style-name="P1">You bring Gregar to the FLF system, but he is asleep and an FLF patrol challenges you.</text:p>
          <text:p text:style-name="P1">If you destroy them all before Gregar wakes, go to 13.</text:p>
          <text:p text:style-name="P1">If at least one of them survives until Gregar wakes, go to 14.</text:p>
        </text:list-item>
        <text:list-item>
          <text:p text:style-name="P1">You have a chance to turn Gregar in to the authorities.</text:p>
          <text:p text:style-name="P1">If you do so, go to 15.</text:p>
          <text:p text:style-name="P1">If not, you can take Gregar to the FLF system. Go to 8.</text:p>
          <text:p text:style-name="P1">Or, you can land on another Dvaered world. Go to 9.</text:p>
        </text:list-item>
        <text:list-item>
          <text:p text:style-name="P1">The commander refuses to come aboard unless you immediately turn the “terrorist” over to them.</text:p>
          <text:p text:style-name="P1"><text:soft-page-break/>If you comply and allow the Dvaered crew to board, go to 16.</text:p>
          <text:p text:style-name="P1">If you refuse, they stubbornly stay where they are. Go to 3.</text:p>
        </text:list-item>
        <text:list-item>
          <text:p text:style-name="P1">The Dvaered crew boards. After a short time, the commander bursts in and says his men have discovered that you did, in fact, take the FLF crewman aboard. They demand that you immediately turn him over and then take them to a Dvaered world.</text:p>
          <text:p text:style-name="P1">If you comply, go to 16.</text:p>
          <text:p text:style-name="P1">If you refuse, go to 17.</text:p>
        </text:list-item>
        <text:list-item>
          <text:p text:style-name="P1">The Dvaered commander pulls a sidearm and attempts to seize control of your ship! The outcome is randomly determined, influenced by the crew complement of your ship.</text:p>
          <text:p text:style-name="P1">If he is successful, go to 18.</text:p>
          <text:p text:style-name="P1">If he fails and is killed, go to 19.</text:p>
          <text:p text:style-name="P1">If he fails and is subdued, go to 20.</text:p>
        </text:list-item>
        <text:list-item>
          <text:p text:style-name="P1">Gregar wakes, and you inform him of the “misunderstanding” with the patrol. He frets and fusses, then asks to be set down on a neutral world.</text:p>
          <text:p text:style-name="P1">If you land on a Dvaered world, go to 21.</text:p>
          <text:p text:style-name="P1">If you land on a non-Dvaered world, go to 22.</text:p>
        </text:list-item>
        <text:list-item>
          <text:p text:style-name="P1">Gregar tells the FLF patrol to stand down. They guide you to the FLF base.</text:p>
          <text:p text:style-name="P1">If you follow them in, go to 23.</text:p>
          <text:p text:style-name="P1">If you lose them, go to 24.</text:p>
        </text:list-item>
        <text:list-item>
          <text:p text:style-name="P1">You hand Gregar over to the Dvaered before he knows what’s happening. You qualify for Dvaered anti-FLF mission 2.</text:p>
        </text:list-item>
        <text:list-item>
          <text:p text:style-name="P1">The Dvaered commander summarily executes the FLF agent. You land on a Dvaered world. The crew departs, saying that they are prepared to overlook the fact that you were about to give aid and comfort to the enemy. You qualify for Dvaered anti-FLF mission 2.</text:p>
        </text:list-item>
        <text:list-item>
          <text:p text:style-name="P1">The Dvaered commander pulls a sidearm and attempts to seize control of your ship! The outcome is randomly determined, influenced by the crew complement of your ship.</text:p>
          <text:p text:style-name="P1">If he is successful, go to 25.</text:p>
          <text:p text:style-name="P1">If he fails and is killed, go to 26.</text:p>
          <text:p text:style-name="P1">If he fails and is subdued, go to 27.</text:p>
        </text:list-item>
        <text:list-item>
          <text:p text:style-name="P1">The Dvaered commander gets control of a console long enough to destroy the FLF ship, before being forced back. He smirks and says he looks forward to your arrival at a Dvaered world. When you arrive at one, he says he is prepared to overlook the fact that you were about to give aid and comfort to the enemy. You qualify for Dvaered anti-FLF mission 2.</text:p>
        </text:list-item>
        <text:list-item>
          <text:p text:style-name="P1">The Dvaered commander is killed, and his crew fights to the death. The player’s ship is damaged a random amount, but if it survives, FLF agent Gregar is brought aboard. He asks you to take him home. Go to 3.</text:p>
        </text:list-item>
        <text:list-item>
          <text:p text:style-name="P1">The Dvaered commander and crew are disarmed and confined to quarters, and FLF agent Gregar comes aboard. He says he won’t mind if you drop the Dvaered crew at a neutral world, but implores you to stay away from any Dvaered worlds. Or, he says, you could take the whole lot to the FLF base.</text:p>
          <text:p text:style-name="P1">If you land on a neutral world, go to 28.</text:p>
          <text:p text:style-name="P1"><text:soft-page-break/>If you land on a Dvaered world, go to 29.</text:p>
          <text:p text:style-name="P1">If you head for the FLF base, go to 30.</text:p>
        </text:list-item>
        <text:list-item>
          <text:p text:style-name="P1">You have a chance to turn Gregar in to the authorities.</text:p>
          <text:p text:style-name="P1">If you do so, go to 15.</text:p>
          <text:p text:style-name="P1">If not, you can take Gregar to a neutral system. Go to 22.</text:p>
          <text:p text:style-name="P1">Or, you can land on another Dvaered world. Go to 21.</text:p>
        </text:list-item>
        <text:list-item>
          <text:p text:style-name="P1">You leave Gregar at a neutral world. You do not qualify for any further missions in this line.</text:p>
        </text:list-item>
        <text:list-item>
          <text:p text:style-name="P1">You arrive at the FLF base and deliver Gregar safely. You qualify for the next FLF mission.</text:p>
        </text:list-item>
        <text:list-item>
          <text:p text:style-name="P1">Gregar whines about your lack of piloting skill. He asks you to deliver him to a neutral world.</text:p>
          <text:p text:style-name="P1">If you do so, go to 22.</text:p>
          <text:p text:style-name="P1">If you land on a Dvaered world, go to 21.</text:p>
        </text:list-item>
        <text:list-item>
          <text:p text:style-name="P1">The Dvaered commander summarily executes the FLF agent before being disarmed. He smirks and says he looks forward to your arrival at a Dvaered world. But Gregar named the system where the FLF base could be found…</text:p>
          <text:p text:style-name="P1">If you land on a Dvaered world, go to 31.</text:p>
          <text:p text:style-name="P1">If you arrive in the FLF system, go to 32.</text:p>
        </text:list-item>
        <text:list-item>
          <text:p text:style-name="P1">The Dvaered commander is killed, and his crew fights to the death. The player’s ship is damaged a random amount, but if it survives, go to 3.</text:p>
        </text:list-item>
        <text:list-item>
          <text:p text:style-name="P1">The Dvaered commander and crew are disarmed and confined to quarters. Gregar says he won’t mind if you drop the Dvaered crew at a neutral world, but implores you to stay away from any Dvaered worlds. Or, he says, you could take the whole lot to the FLF base.</text:p>
          <text:p text:style-name="P1">If you land on a neutral world, go to 28.</text:p>
          <text:p text:style-name="P1">If you land on a Dvaered world, go to 29.</text:p>
          <text:p text:style-name="P1">If you head for the FLF base, go to 30.</text:p>
        </text:list-item>
        <text:list-item>
          <text:p text:style-name="P1">You leave the Dvaered crew on a neutral world. Go to 3.</text:p>
        </text:list-item>
        <text:list-item>
          <text:p text:style-name="P1">As soon as you land on a Dvaered world, the Dvaered commander manages to attract attention and raise the alarm!</text:p>
          <text:p text:style-name="P1">If you turn the FLF agent over to the Dvaered to save your own hide, go to 33.</text:p>
          <text:p text:style-name="P1">If you run for it, go to 34.</text:p>
        </text:list-item>
        <text:list-item>
          <text:p text:style-name="P1">You arrive in the FLF system, and an FLF patrol challenges you. They stand down when you tell them you have Gregar aboard, plus a captive Dvaered crew that you will turn over to them. They board your ship to take Gregar and the captives, then guide you to their base.</text:p>
          <text:p text:style-name="P1">If you follow them in, go to 35.</text:p>
          <text:p text:style-name="P1">If you lose them, go to 36.</text:p>
        </text:list-item>
        <text:list-item>
          <text:p text:style-name="P1">When you arrive, the Dvaered crew departs, and the commander says he is prepared to overlook the fact that you tried to give aid and comfort to the enemy. You qualify for Dvaered anti-FLF mission 2.</text:p>
        </text:list-item>
        <text:list-item>
          <text:p text:style-name="P1">You arrive in the FLF system, and an FLF patrol challenges you. They stand down when you offer to turn over to them the Dvaered that killed Gregar. They board your ship to take Gregar’s body and the captives, then guide you to their base.</text:p>
          <text:p text:style-name="P1"><text:soft-page-break/>If you follow them in, go to 35.</text:p>
          <text:p text:style-name="P1">If you lose them, go to 36.</text:p>
        </text:list-item>
        <text:list-item>
          <text:p text:style-name="P1">The Dvaered overlook your crimes in exchange for the FLF agent, but they don’t trust you. You do not qualify for any further missions in this line.</text:p>
        </text:list-item>
        <text:list-item>
          <text:p text:style-name="P1">You leave the Dvaered crew behind and blast off for space. The Dvaered turn hostile, and you have little choice but to take Gregar to the FLF system. Go to 37.</text:p>
        </text:list-item>
        <text:list-item>
          <text:p text:style-name="P1">The FLF thank you for aiding Gregar and bringing them some Dvaered prisoners. You qualify for the next FLF mission.</text:p>
        </text:list-item>
        <text:list-item>
          <text:p text:style-name="P1">With no Gregar, no Dvaered crew, and no way to find the FLF base, your involvement in these events is over. You do not qualify for any further missions in this line.</text:p>
        </text:list-item>
        <text:list-item>
          <text:p text:style-name="P1">You bring Gregar to the FLF system, but he is asleep and an FLF patrol challenges you.</text:p>
          <text:p text:style-name="P1">If you destroy them all before Gregar wakes, go to 38.</text:p>
          <text:p text:style-name="P1">If at least one of them survives until Gregar wakes, go to 39.</text:p>
        </text:list-item>
        <text:list-item>
          <text:p text:style-name="P1">Gregar wakes, and you inform him of the “misunderstanding” with the patrol. He frets and fusses, then asks to be set down on a neutral world.</text:p>
          <text:p text:style-name="P1">If you land on a Dvaered world, go to 40.</text:p>
          <text:p text:style-name="P1">If you land on a non-Dvaered world, go to 22.</text:p>
        </text:list-item>
        <text:list-item>
          <text:p text:style-name="P1">Gregar tells the FLF patrol to stand down. They guide you to the FLF base.</text:p>
          <text:p text:style-name="P1">If you follow them in, go to 23.</text:p>
          <text:p text:style-name="P1">If you lose them, go to 41.</text:p>
        </text:list-item>
        <text:list-item>
          <text:p text:style-name="P1">You have a chance to hand Gregar over to the Dvaered, although they’re still angry with you.</text:p>
          <text:p text:style-name="P1">If you hand him over, go to 42.</text:p>
          <text:p text:style-name="P1">If not, you can land on a non-Dvaered world. Go to 22.</text:p>
          <text:p text:style-name="P1">Or you can land on another Dvaered world. Go to 40.</text:p>
        </text:list-item>
        <text:list-item>
          <text:p text:style-name="P1">Gregar whines about your lack of piloting skill. He asks you to deliver him to a neutral world.</text:p>
          <text:p text:style-name="P1">If you do so, go to 22.</text:p>
          <text:p text:style-name="P1">If you land on a Dvaered world, go to 40.</text:p>
        </text:list-item>
        <text:list-item>
          <text:p text:style-name="P1">You negotiate a Dvaered amnesty in exchange for the FLF agent. You do not qualify for any further missions in this li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Text_20_body"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_20_Text" style:display-name="Source Text" style:family="text">
      <style:text-properties style:font-name="Droid Sans Mono" style:font-name-asian="WenQuanYi Zen Hei Mono" style:font-name-complex="Lohit Hindi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6T21:13:47</meta:creation-date>
    <dc:title>Blank (Liberated)</dc:title>
    <meta:editing-duration>PT40M39S</meta:editing-duration>
    <meta:editing-cycles>6</meta:editing-cycles>
    <meta:generator>LibreOffice/3.5$Linux_X86_64 LibreOffice_project/350m1$Build-2</meta:generator>
    <dc:date>2012-10-26T22:40:57</dc:date>
    <meta:document-statistic meta:table-count="0" meta:image-count="0" meta:object-count="0" meta:page-count="4" meta:paragraph-count="107" meta:word-count="1780" meta:character-count="2585" meta:non-whitespace-character-count="7187"/>
    <meta:template xlink:type="simple" xlink:actuate="onRequest" xlink:title="Blank (Liberated)" xlink:href="../../../../.config/libreoffice/3/user/template/Blank%20(Liberated).ott" meta:date="2012-10-26T21:13:46"/>
  </office:meta>
</office:document-meta>
</file>